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5885579698142448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660124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71675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61451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256702471529245832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125659287904922111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24132321966988406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07501948881638301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06684742969190172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769979438866753385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7023641994032882143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2"><text:span text:style-name="T3"/></text:p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2"><text:span text:style-name="T3">Splits: 9:29, 9:01, 8:55, 8:30, 8:23, Final pulse: 148 bpm</text:span></text:p>
      <text:p text:style-name="P2"><text:span text:style-name="T3">My pulse was unexpectedly high during the run and I felt more tired than usual. Also I think I may be starting a cold.</text:span></text:p>
      <text:p text:style-name="P2">Warmdown:<text:span text:style-name="T3"> ½ mile in about 5:00 </text:span></text:p>
      <text:p text:style-name="P2"><text:span text:style-name="T3"/></text:p>
      <text:p text:style-name="P2"><text:span text:style-name="T3">Mon March 4, 2019</text:span> no running<text:span text:style-name="T3">, I have a cold with chest congestion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4T09:42:25.36</dc:date>
    <dc:creator>James  Lombardi</dc:creator>
    <meta:editing-duration>P7DT18H51M18S</meta:editing-duration>
    <meta:editing-cycles>702</meta:editing-cycles>
    <meta:generator>OpenOffice/4.1.2$Win32 OpenOffice.org_project/412m3$Build-9782</meta:generator>
    <meta:document-statistic meta:table-count="0" meta:image-count="0" meta:object-count="0" meta:page-count="22" meta:paragraph-count="583" meta:word-count="7618" meta:character-count="37992"/>
  </office:meta>
</office:document-meta>
</file>